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rsid="004130bb" officeooo:paragraph-rsid="004130bb"/>
    </style:style>
    <style:style style:name="P4" style:family="paragraph" style:parent-style-name="Standard">
      <style:text-properties officeooo:paragraph-rsid="000daaba"/>
    </style:style>
    <style:style style:name="P5" style:family="paragraph" style:parent-style-name="Standard">
      <style:text-properties fo:font-style="italic" officeooo:paragraph-rsid="004130bb" style:font-style-asian="italic" style:font-style-complex="italic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487bea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4a52fb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46b38e" style:font-style-asian="normal" style:font-style-complex="normal"/>
    </style:style>
    <style:style style:name="T6" style:family="text">
      <style:text-properties fo:font-style="normal" officeooo:rsid="0048525c" style:font-style-asian="normal" style:font-style-complex="normal"/>
    </style:style>
    <style:style style:name="T7" style:family="text">
      <style:text-properties fo:font-style="normal" officeooo:rsid="00487bea" style:font-style-asian="normal" style:font-style-complex="normal"/>
    </style:style>
    <style:style style:name="T8" style:family="text">
      <style:text-properties fo:font-style="normal" officeooo:rsid="004a52fb" style:font-style-asian="normal" style:font-style-complex="normal"/>
    </style:style>
    <style:style style:name="T9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48525c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487be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4a52fb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4130bb"/>
    </style:style>
    <style:style style:name="T14" style:family="text">
      <style:text-properties officeooo:rsid="0048525c"/>
    </style:style>
    <style:style style:name="T15" style:family="text">
      <style:text-properties officeooo:rsid="00487bea"/>
    </style:style>
    <style:style style:name="T16" style:family="text">
      <style:text-properties officeooo:rsid="004a52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D</text:span><text:span text:style-name="T2">AT 640: Predictive Analytics</text:span></text:p>
      <text:p text:style-name="Standard"><text:span text:style-name="T3">Module</text:span><text:span text:style-name="Emphasis"><text:span text:style-name="T9"> </text:span></text:span><text:span text:style-name="Emphasis"><text:span text:style-name="T12">Eight</text:span></text:span><text:span text:style-name="Emphasis"><text:span text:style-name="T9">: Model</text:span></text:span><text:span text:style-name="Emphasis"><text:span text:style-name="T11"> </text:span></text:span><text:span text:style-name="Emphasis"><text:span text:style-name="T12">Evaluation</text:span></text:span></text:p>
      <text:p text:style-name="P5"><text:span text:style-name="Emphasis"><text:span text:style-name="T4">Data Mining with Rattle and R</text:span></text:span></text:p>
      <text:p text:style-name="P4"><text:span text:style-name="T3">Chapter</text:span><text:span text:style-name="T5"> </text:span><text:span text:style-name="T6">1</text:span><text:span text:style-name="T8">5</text:span></text:p>
      <text:p text:style-name="P2"><text:span text:style-name="T14">2</text:span>/<text:span text:style-name="T16">21</text:span><text:span text:style-name="T13">/22</text:span></text:p>
      <text:p text:style-name="P1"/>
      <text:p text:style-name="P1">Learning Object<text:span text:style-name="T1">i</text:span>ves</text:p>
      <text:list xml:id="list1682161457" text:style-name="L1">
        <text:list-item>
          <text:p text:style-name="P7">Relate true positive, false positive, true negative, and false negative values to error checking the model in Rattle</text:p>
        </text:list-item>
        <text:list-item>
          <text:p text:style-name="P7">Utilize the <text:span text:style-name="Strong_20_Emphasis">Evaluate</text:span> tab to produce a confusion matrix and interpret it effectively</text:p>
        </text:list-item>
        <text:list-item>
          <text:p text:style-name="P7">Evaluate risk and performance in data mining models</text:p>
        </text:list-item>
        <text:list-item>
          <text:p text:style-name="P7">Produce ROC charts, sensitivity/specificity charts, lift charts, and precision/recall char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2-28T13:38:46.644618086</dc:date>
    <meta:editing-duration>P2DT6H35M39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72" meta:character-count="474" meta:non-whitespace-character-count="416"/>
  </office:meta>
</office:document-meta>
</file>